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844618055555555" calcext:value-type="float">
            <text:p>0.8446180556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02611427346771" calcext:value-type="float">
            <text:p>0.1026114273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7:52:04.267289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29T18:08:53.530102183</dc:date>
    <meta:editing-duration>PT11H27M33S</meta:editing-duration>
    <meta:editing-cycles>157</meta:editing-cycles>
    <meta:generator>LibreOffice/5.1.6.2$Linux_X86_64 LibreOffice_project/10m0$Build-2</meta:generator>
    <meta:document-statistic meta:table-count="1" meta:cell-count="54" meta:object-count="0"/>
  </office:meta>
</office:document-meta>
</file>